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style:line-height-at-least="0.503cm"/>
    </style:style>
    <style:style style:name="T1" style:family="text">
      <style:text-properties fo:color="#569cd6" loext:opacity="100%"/>
    </style:style>
    <style:style style:name="T2" style:family="text">
      <style:text-properties fo:color="#ce9178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1">DATABASE_URL</text:span>=<text:span text:style-name="T2">"mysql://sidy:Bbovd@3040@localhost:3306/final"</text:span></text:p>
      <text:p text:style-name="P1"><text:span text:style-name="T1">PORT</text:span>=3080</text:p>
      <text:p text:style-name="P1"><text:span text:style-name="T1">JWT_SECRET</text:span>=0719e50210e30a6b06773cc290a624cb76519e58cd6c90da6a4ee60ac67a8af19e0c8f01daa93d4a8381e2afe70205d5acf1da7371f4dc937664f738f1f33651</text:p>
      <text:p text:style-name="P3"/>
      <text:p text:style-name="P1"><text:span text:style-name="T1">JWT_EXPIRES_IN</text:span>=48h</text:p>
      <text:p text:style-name="P2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20:53:42.478324714</meta:creation-date>
    <dc:date>2025-09-23T20:54:08.635431088</dc:date>
    <meta:editing-duration>PT27S</meta:editing-duration>
    <meta:editing-cycles>1</meta:editing-cycles>
    <meta:document-statistic meta:table-count="0" meta:image-count="0" meta:object-count="0" meta:page-count="1" meta:paragraph-count="4" meta:word-count="4" meta:character-count="225" meta:non-whitespace-character-count="225"/>
    <meta:generator>LibreOffice/24.2.7.2$Linux_X86_64 LibreOffice_project/420$Build-2</meta:generator>
  </office:meta>
</office:document-meta>
</file>